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5mm"/>
    </style:style>
    <style:style style:name="co2" style:family="table-column">
      <style:table-column-properties fo:break-before="auto" style:column-width="39.6mm"/>
    </style:style>
    <style:style style:name="co3" style:family="table-column">
      <style:table-column-properties fo:break-before="auto" style:column-width="118.83mm"/>
    </style:style>
    <style:style style:name="co4" style:family="table-column">
      <style:table-column-properties fo:break-before="auto" style:column-width="85.65mm"/>
    </style:style>
    <style:style style:name="co5" style:family="table-column">
      <style:table-column-properties fo:break-before="auto" style:column-width="78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88.56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16.83mm" fo:break-before="auto" style:use-optimal-row-height="true"/>
    </style:style>
    <style:style style:name="ro6" style:family="table-row">
      <style:table-row-properties style:row-height="20.9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weight="normal" style:font-name-asian="Noto Sans CJK SC Regular" style:font-name-complex="FreeSans" style:font-weight-asian="normal" style:font-weight-complex="normal"/>
    </style:style>
    <style:style style:name="T4" style:family="text">
      <style:text-properties style:font-name-asian="Noto Sans CJK SC Regular" style:font-name-complex="FreeSans"/>
    </style:style>
    <style:style style:name="T5" style:family="text">
      <style:text-properties style:font-name="Liberation Sans" style:font-name-asian="Noto Sans CJK SC Regular" style:font-name-complex="FreeSans"/>
    </style:style>
    <style:style style:name="T6" style:family="text">
      <style:text-properties style:font-name="Liberation Sans" style:font-name-asian="Noto Sans CJK SC Regular" style:font-name-complex="Free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Base-url :</text:p>
          </table:table-cell>
          <table:table-cell office:value-type="string" calcext:value-type="string">
            <text:p><text:a xlink:href="http://localhost:3005/" xlink:type="simple">http://localhost:3005/</text:a></text:p>
          </table:table-cell>
          <table:table-cell/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de Run :</text:p>
          </table:table-cell>
          <table:table-cell office:value-type="string" calcext:value-type="string">
            <text:p>npm run local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Database name :</text:p>
          </table:table-cell>
          <table:table-cell office:value-type="string" calcext:value-type="string">
            <text:p><text:span text:style-name="T1">weather_table</text:span> in mysq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ase .</text:p>
          </table:table-cell>
          <table:table-cell table:style-name="ce2" office:value-type="string" calcext:value-type="string">
            <text:p>Api Route</text:p>
          </table:table-cell>
          <table:table-cell table:style-name="ce2" office:value-type="string" calcext:value-type="string">
            <text:p>Method</text:p>
          </table:table-cell>
          <table:table-cell table:style-name="ce6" office:value-type="string" calcext:value-type="string">
            <text:p>Input</text:p>
          </table:table-cell>
          <table:table-cell table:style-name="ce2" office:value-type="string" calcext:value-type="string">
            <text:p>Actual Output</text:p>
          </table:table-cell>
          <table:table-cell table:style-name="ce6" office:value-type="string" calcext:value-type="string">
            <text:p>Expected Outout</text:p>
          </table:table-cell>
          <table:table-cell table:style-name="ce6" office:value-type="string" calcext:value-type="string">
            <text:p>Description</text:p>
          </table:table-cell>
          <table:table-cell table:style-name="ce2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/primeDat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token : 88c247d56ea0cc4fb919c95496fbfd38cfb0bb48a24aa97d4fdeccfb</text:p>
            <text:p>private_key : NODE_APIS</text:p>
          </table:table-cell>
          <table:table-cell table:style-name="ce3" office:value-type="string" calcext:value-type="string">
            <text:p>{</text:p>
            <text:p>    "status": true,</text:p>
            <text:p>    "message": "Done",</text:p>
            <text:p>    "result": {</text:p>
            <text:p>        "coord": {</text:p>
            <text:p>            "lon": -0.13,</text:p>
            <text:p>            "lat": 51.51</text:p>
            <text:p>        },</text:p>
            <text:p>        "weather": [</text:p>
            <text:p>            {</text:p>
            <text:p>                "id": 300,</text:p>
            <text:p>                "main": "Drizzle",</text:p>
            <text:p>                "description": "light intensity drizzle",</text:p>
            <text:p>                "icon": "09d"</text:p>
            <text:p>            }</text:p>
            <text:p>        ],</text:p>
            <text:p>        "base": "stations",</text:p>
            <text:p>        "main": {</text:p>
            <text:p>            "temp": 280.32,</text:p>
            <text:p>            "pressure": 1012,</text:p>
            <text:p>            "humidity": 81,</text:p>
            <text:p>            "temp_min": 279.15,</text:p>
            <text:p>            "temp_max": 281.15</text:p>
            <text:p>        },</text:p>
            <text:p>        "visibility": 10000,</text:p>
            <text:p>        "wind": {</text:p>
            <text:p>            "speed": 4.1,</text:p>
            <text:p>            "deg": 80</text:p>
            <text:p>        },</text:p>
            <text:p>        "clouds": {</text:p>
            <text:p>            "all": 90</text:p>
            <text:p>        },</text:p>
            <text:p>        "dt": 1485789600,</text:p>
            <text:p>        "sys": {</text:p>
            <text:p>            "type": 1,</text:p>
            <text:p>            "id": 5091,</text:p>
            <text:p>            "message": 0.0103,</text:p>
            <text:p>            "country": "GB",</text:p>
            <text:p>            "sunrise": 1485762037,</text:p>
            <text:p>            "sunset": 1485794875</text:p>
            <text:p>        },</text:p>
            <text:p>        "id": 2643743,</text:p>
            <text:p>        "name": "London",</text:p>
            <text:p>        "cod": 200</text:p>
            <text:p>    }</text:p>
            <text:p>}</text:p>
          </table:table-cell>
          <table:table-cell table:style-name="ce3" office:value-type="string" calcext:value-type="string">
            <text:p>{</text:p>
            <text:p>    "status": true,</text:p>
            <text:p>    "message": "Done",</text:p>
            <text:p>    "result": {</text:p>
            <text:p>        "coord": {</text:p>
            <text:p>            "lon": -0.13,</text:p>
            <text:p>            "lat": 51.51</text:p>
            <text:p>        },</text:p>
            <text:p>        "weather": [</text:p>
            <text:p>            {</text:p>
            <text:p>                "id": 300,</text:p>
            <text:p>                "main": "Drizzle",</text:p>
            <text:p>                "description": "light intensity drizzle",</text:p>
            <text:p>                "icon": "09d"</text:p>
            <text:p>            }</text:p>
            <text:p>        ],</text:p>
            <text:p>        "base": "stations",</text:p>
            <text:p>        "main": {</text:p>
            <text:p>            "temp": 280.32,</text:p>
            <text:p>            "pressure": 1012,</text:p>
            <text:p>            "humidity": 81,</text:p>
            <text:p>            "temp_min": 279.15,</text:p>
            <text:p>            "temp_max": 281.15</text:p>
            <text:p>        },</text:p>
            <text:p>        "visibility": 10000,</text:p>
            <text:p>        "wind": {</text:p>
            <text:p>            "speed": 4.1,</text:p>
            <text:p>            "deg": 80</text:p>
            <text:p>        },</text:p>
            <text:p>        "clouds": {</text:p>
            <text:p>            "all": 90</text:p>
            <text:p>        },</text:p>
            <text:p>        "dt": 1485789600,</text:p>
            <text:p>        "sys": {</text:p>
            <text:p>            "type": 1,</text:p>
            <text:p>            "id": 5091,</text:p>
            <text:p>            "message": 0.0103,</text:p>
            <text:p>            "country": "GB",</text:p>
            <text:p>            "sunrise": 1485762037,</text:p>
            <text:p>            "sunset": 1485794875</text:p>
            <text:p>        },</text:p>
            <text:p>        "id": 2643743,</text:p>
            <text:p>        "name": "London",</text:p>
            <text:p>        "cod": 200</text:p>
            <text:p>    }</text:p>
            <text:p>}</text:p>
          </table:table-cell>
          <table:table-cell table:style-name="ce3" office:value-type="string" calcext:value-type="string">
            <text:p>If token &amp; private_key properly match And date </text:p>
            <text:p>Day [29/01/2021]  is prime then this result will get</text:p>
          </table:table-cell>
          <table:table-cell table:style-name="ce3" table:number-columns-repeated="1017"/>
        </table:table-row>
        <table:table-row table:style-name="ro4">
          <table:table-cell table:number-columns-repeated="3"/>
          <table:table-cell table:style-name="ce2" office:value-type="string" calcext:value-type="string">
            <text:p>Note : <text:span text:style-name="T2">Pass in </text:span><text:span text:style-name="T1">api</text:span> headers <text:span text:style-name="T2">with key as token, private_key with value</text:span></text:p>
            <text:p><text:span text:style-name="T3">If current date : [29/01/2021]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7" office:value-type="string" calcext:value-type="string">
            <text:p><text:span text:style-name="T4">token : 88c247d56ea0cc4fb919c95496fbfd38cfb0bb48a24aa97d4fdeccfb</text:span></text:p>
            <text:p><text:span text:style-name="T4">private_key : NODE_APIS</text:span></text:p>
          </table:table-cell>
          <table:table-cell table:style-name="ce4" office:value-type="string" calcext:value-type="string">
            <text:p>{</text:p>
            <text:p>    "status": false,</text:p>
            <text:p>    "message": "Date is not prime so not date"</text:p>
            <text:p>}</text:p>
          </table:table-cell>
          <table:table-cell table:style-name="ce4" office:value-type="string" calcext:value-type="string">
            <text:p>{</text:p>
            <text:p>    "status": false,</text:p>
            <text:p>    "message": "Date is not prime so not date"</text:p>
            <text:p>}</text:p>
          </table:table-cell>
          <table:table-cell table:style-name="ce4" office:value-type="string" calcext:value-type="string">
            <text:p>If current date is not prime i mean 28/01/2021</text:p>
          </table:table-cell>
          <table:table-cell table:style-name="ce4"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<text:span text:style-name="T5">Note : Pass in </text:span><text:span text:style-name="T6">api headers</text:span><text:span text:style-name="T5"> with key as token, private_key with value</text:span></text:p>
            <text:p><text:span text:style-name="T5">If current date : [28/01/2021]</text:span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7" office:value-type="string" calcext:value-type="string">
            <text:p><text:span text:style-name="T4">token : 88c247d56ea0cc4fb919c95496fbfd38cfb0bb48a24aa97d4fdeccfb</text:span></text:p>
            <text:p><text:span text:style-name="T4">private_key : NODE_APIS</text:span></text:p>
          </table:table-cell>
          <table:table-cell table:style-name="ce4" office:value-type="string" calcext:value-type="string">
            <text:p>{</text:p>
            <text:p>    "status": false,</text:p>
            <text:p>    "message": "Fail due to some issue , please try </text:p>
            <text:p>      Again later"</text:p>
            <text:p>}</text:p>
          </table:table-cell>
          <table:table-cell table:style-name="ce7" office:value-type="string" calcext:value-type="string">
            <text:p><text:span text:style-name="T4">{</text:span></text:p>
            <text:p><text:span text:style-name="T4">    "status": false,</text:span></text:p>
            <text:p><text:span text:style-name="T4">    "message": "Date is not prime so not date"</text:span></text:p>
            <text:p><text:span text:style-name="T4">}</text:span></text:p>
          </table:table-cell>
          <table:table-cell table:style-name="ce4" office:value-type="string" calcext:value-type="string">
            <text:p>if somethings went wrongs in that thne  this </text:p>
            <text:p>Actual result will get</text:p>
          </table:table-cell>
          <table:table-cell table:style-name="ce4"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<text:span text:style-name="T5">Note : Pass in </text:span><text:span text:style-name="T6">api headers</text:span><text:span text:style-name="T5"> with key as token, private_key with value</text:span></text:p>
            <text:p><text:span text:style-name="T5">If current date : [28/01/2021]</text:span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7" office:value-type="string" calcext:value-type="string">
            <text:p><text:span text:style-name="T4">token : 88c247d56ea0cc4fb919c95496fbfd38cfb0bb48a24aa97d4fdeccfb</text:span></text:p>
            <text:p><text:span text:style-name="T4">private_key : NODE_APIS</text:span></text:p>
          </table:table-cell>
          <table:table-cell table:style-name="ce4" office:value-type="string" calcext:value-type="string">
            <text:p/>
            <text:p><text:span text:style-name="T5">{</text:span></text:p>
            <text:p><text:span text:style-name="T5">    "status": false,</text:span></text:p>
            <text:p><text:span text:style-name="T5">    "message": "Audit data failed to store"</text:span></text:p>
            <text:p><text:span text:style-name="T5">}</text:span></text:p>
          </table:table-cell>
          <table:table-cell table:style-name="ce7" office:value-type="string" calcext:value-type="string">
            <text:p><text:span text:style-name="T4">{</text:span></text:p>
            <text:p><text:span text:style-name="T4">    "status": false,</text:span></text:p>
            <text:p><text:span text:style-name="T4">    "message": "Date is not prime so not date"</text:span></text:p>
            <text:p><text:span text:style-name="T4">}</text:span></text:p>
          </table:table-cell>
          <table:table-cell table:style-name="ce7" office:value-type="string" calcext:value-type="string">
            <text:p>if audit data are not store in database then then this actual reponse we will get</text:p>
          </table:table-cell>
          <table:table-cell table:style-name="ce4" table:number-columns-repeated="1017"/>
        </table:table-row>
        <table:table-row table:style-name="ro4">
          <table:table-cell table:number-columns-repeated="3"/>
          <table:table-cell office:value-type="string" calcext:value-type="string">
            <text:p>Note : Pass in <text:span text:style-name="T1">api headers</text:span> with key as token, private_key with value</text:p>
            <text:p>If current date : [28/01/2021]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9">00/00/0000</text:date>, <text:time style:data-style-name="N2" text:time-value="21:09:19.211701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20:45:40.695583063</meta:creation-date>
    <meta:generator>LibreOffice/5.1.6.2$Linux_X86_64 LibreOffice_project/10m0$Build-2</meta:generator>
    <dc:date>2021-01-29T21:10:15.671143466</dc:date>
    <meta:editing-duration>PT13M48S</meta:editing-duration>
    <meta:editing-cycles>4</meta:editing-cycles>
    <meta:document-statistic meta:table-count="1" meta:cell-count="39" meta:object-count="0"/>
  </office:meta>
</office:document-meta>
</file>